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667c" officeooo:paragraph-rsid="000d667c"/>
    </style:style>
    <style:style style:name="P2" style:family="paragraph" style:parent-style-name="Standard">
      <style:text-properties officeooo:rsid="000dec62" officeooo:paragraph-rsid="000dec62"/>
    </style:style>
    <style:style style:name="P3" style:family="paragraph" style:parent-style-name="Standard">
      <style:text-properties officeooo:rsid="000dec62" officeooo:paragraph-rsid="000dec62"/>
    </style:style>
    <style:style style:name="P4" style:family="paragraph" style:parent-style-name="Standard">
      <style:text-properties officeooo:rsid="000ea3e7" officeooo:paragraph-rsid="000ea3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uble find_distance_between_two_points(LatLon point1, LatLon point2) {</text:p>
      <text:p text:style-name="P1"><text:s text:c="4"/>double x1, y1;</text:p>
      <text:p text:style-name="P1"><text:s text:c="4"/>double x2, y2;</text:p>
      <text:p text:style-name="P1"><text:s text:c="4"/>double averageLatitude;</text:p>
      <text:p text:style-name="P1"/>
      <text:p text:style-name="P1"><text:s text:c="4"/>// find the average latitude between two points (convert to radian)</text:p>
      <text:p text:style-name="P1"><text:s text:c="4"/>averageLatitude = ((point1.lat + point2.lat) / 2)* DEG_TO_RAD;</text:p>
      <text:p text:style-name="P1"/>
      <text:p text:style-name="P1"><text:s text:c="4"/>y1 = point1.lat * DEG_TO_RAD;</text:p>
      <text:p text:style-name="P1"><text:s text:c="4"/>y2 = point2.lat * DEG_TO_RAD;</text:p>
      <text:p text:style-name="P1"/>
      <text:p text:style-name="P1"><text:s text:c="4"/>x1 = point1.lon * cos(averageLatitude) * DEG_TO_RAD;</text:p>
      <text:p text:style-name="P1"><text:s text:c="4"/>x2 = point2.lon * cos(averageLatitude) * DEG_TO_RAD;</text:p>
      <text:p text:style-name="P1"/>
      <text:p text:style-name="P1"><text:s text:c="4"/>double distance = EARTH_RADIUS_IN_METERS * sqrt(((y2-y1)*(y2-y1))+((x2-x1)*(x2-x1)));</text:p>
      <text:p text:style-name="P1"><text:s text:c="4"/>return distance;</text:p>
      <text:p text:style-name="P1">}</text:p>
      <text:p text:style-name="P1"/>
      <text:p text:style-name="P2">unsigned find_closest_intersection(LatLon my_position) {</text:p>
      <text:p text:style-name="P2"><text:s text:c="4"/>map&lt;vector&lt;LatLon&gt;, unsigned&gt; mymap;</text:p>
      <text:p text:style-name="P2"><text:s text:c="4"/>map&lt;vector&lt;LatLon&gt;, unsigned&gt;::iterator closest;</text:p>
      <text:p text:style-name="P2"><text:s text:c="4"/>double distance;</text:p>
      <text:p text:style-name="P2"><text:s text:c="4"/>unsigned closest_intersection;</text:p>
      <text:p text:style-name="P2"><text:s text:c="4"/>if (getNumberOfIntersections() == 0) {</text:p>
      <text:p text:style-name="P2"><text:s text:c="8"/>closest_intersection = 0;</text:p>
      <text:p text:style-name="P2"><text:s text:c="4"/>} else {</text:p>
      <text:p text:style-name="P2"/>
      <text:p text:style-name="P2"><text:s text:c="8"/>for (unsigned i = 0; i &lt; getNumberOfIntersections(); i++) {</text:p>
      <text:p text:style-name="P2"><text:s text:c="12"/>if (closest != mymap.end()) {</text:p>
      <text:p text:style-name="P2"><text:s text:c="16"/>vector&lt;LatLon&gt; intersectionposition = closest-&gt;first;</text:p>
      <text:p text:style-name="P2"><text:s text:c="16"/>intersectionposition.push_back(getIntersectionPosition(i));</text:p>
      <text:p text:style-name="P2"><text:s text:c="16"/>mymap.insert(std::make_pair(intersectionposition, closest_intersection));</text:p>
      <text:p text:style-name="P2"><text:s text:c="16"/>if (i == 0) {</text:p>
      <text:p text:style-name="P2"><text:s text:c="20"/>distance = find_distance_between_two_points(my_position, intersectionposition);</text:p>
      <text:p text:style-name="P2"><text:s text:c="16"/>} else if (distance &gt; find_distance_between_two_points(my_position, intersectionposition)) {</text:p>
      <text:p text:style-name="P2"><text:s text:c="20"/>distance = find_distance_between_two_points(my_position, intersectionposition);</text:p>
      <text:p text:style-name="P2"><text:s text:c="20"/>closest-&gt;second = i;</text:p>
      <text:p text:style-name="P2"><text:s text:c="16"/>}</text:p>
      <text:p text:style-name="P2"><text:s text:c="12"/>} else if (closest == mymap.end()) {</text:p>
      <text:p text:style-name="P2"><text:s text:c="16"/>vector&lt;LatLon&gt; intersectionposition;</text:p>
      <text:p text:style-name="P2"><text:s text:c="16"/>intersectionposition.push_back(getIntersectionPosition(i));</text:p>
      <text:p text:style-name="P2"><text:s text:c="16"/>mymap.insert(make_pair(intersectionposition, closest_intersection));</text:p>
      <text:p text:style-name="P2"><text:s text:c="12"/>}</text:p>
      <text:p text:style-name="P2"/>
      <text:p text:style-name="P2"><text:s text:c="8"/>}</text:p>
      <text:p text:style-name="P2"><text:s text:c="4"/>}</text:p>
      <text:p text:style-name="P2"><text:s text:c="4"/>return closest-&gt;second;</text:p>
      <text:p text:style-name="P2">}</text:p>
      <text:p text:style-name="P2"/>
      <text:p text:style-name="P4"><text:soft-page-break/>vector&lt;unsigned&gt; find_intersection_street_segments(unsigned intersection_id) { //my part its id not numbers</text:p>
      <text:p text:style-name="P4"><text:s text:c="4"/>/*</text:p>
      <text:p text:style-name="P4"><text:s text:c="4"/>map&lt;unsigned, vector&lt;unsigned&gt;&gt;::iterator intersection = intersection_database.find(intersection_id);</text:p>
      <text:p text:style-name="P4"><text:s text:c="4"/>vector&lt;unsigned&gt; new_vector = intersection-&gt;second;</text:p>
      <text:p text:style-name="P4"><text:s text:c="4"/>//if (street.oneWay == true) {</text:p>
      <text:p text:style-name="P4"><text:s text:c="4"/>for (unsigned i = 0; i &lt; getIntersectionStreetSegmentCount(intersection_id); i++) {</text:p>
      <text:p text:style-name="P4"><text:s text:c="12"/>bool found = false;</text:p>
      <text:p text:style-name="P4"/>
      <text:p text:style-name="P4"><text:s text:c="8"/>if (new_vector.empty()) {</text:p>
      <text:p text:style-name="P4"><text:s text:c="12"/>if (intersection != intersection_database.end()) {</text:p>
      <text:p text:style-name="P4"><text:s text:c="16"/>vector&lt;unsigned&gt; new_vector = intersection-&gt;second;</text:p>
      <text:p text:style-name="P4"><text:s text:c="16"/>new_vector.push_back(getIntersectionStreetSegment(intersection_id, i));</text:p>
      <text:p text:style-name="P4"><text:s text:c="16"/>intersection_database.erase(intersection_id);</text:p>
      <text:p text:style-name="P4"><text:s text:c="16"/>intersection_database.insert(make_pair(intersection_id, new_vector));</text:p>
      <text:p text:style-name="P4"><text:s text:c="12"/>} else {</text:p>
      <text:p text:style-name="P4"><text:s text:c="16"/>vector &lt;unsigned&gt; new_vector;</text:p>
      <text:p text:style-name="P4"><text:s text:c="16"/>new_vector.push_back(getIntersectionStreetSegment(intersection_id, i));</text:p>
      <text:p text:style-name="P4"><text:s text:c="16"/>intersection_database.insert(make_pair(intersection_id, new_vector));</text:p>
      <text:p text:style-name="P4"/>
      <text:p text:style-name="P4"><text:s text:c="12"/>}</text:p>
      <text:p text:style-name="P4"><text:s text:c="8"/>} else {</text:p>
      <text:p text:style-name="P4"><text:s text:c="12"/></text:p>
      <text:p text:style-name="P4"><text:s text:c="12"/>for (unsigned j = 0; j &lt; new_vector.size(); j++) {</text:p>
      <text:p text:style-name="P4"><text:s text:c="16"/>if (new_vector[j] == getIntersectionStreetSegment(intersection_id, i)) {</text:p>
      <text:p text:style-name="P4"><text:s text:c="20"/>found = true;</text:p>
      <text:p text:style-name="P4"><text:s text:c="16"/>}</text:p>
      <text:p text:style-name="P4"><text:s text:c="12"/>}</text:p>
      <text:p text:style-name="P4"><text:s text:c="12"/></text:p>
      <text:p text:style-name="P4"><text:s text:c="12"/>if (found == false) {</text:p>
      <text:p text:style-name="P4"><text:s text:c="16"/>if (intersection != intersection_database.end()) {</text:p>
      <text:p text:style-name="P4"><text:s text:c="20"/>vector&lt;unsigned&gt; new_vector = intersection-&gt;second;</text:p>
      <text:p text:style-name="P4"><text:s text:c="20"/>new_vector.push_back(getIntersectionStreetSegment(intersection_id, i));</text:p>
      <text:p text:style-name="P4"><text:s text:c="20"/>intersection_database.erase(intersection_id);</text:p>
      <text:p text:style-name="P4"><text:s text:c="20"/>intersection_database.insert(make_pair(intersection_id, new_vector));</text:p>
      <text:p text:style-name="P4"><text:s text:c="16"/>} else {</text:p>
      <text:p text:style-name="P4"><text:s text:c="20"/>vector &lt;unsigned&gt; new_vector;</text:p>
      <text:p text:style-name="P4"><text:s text:c="20"/>new_vector.push_back(getIntersectionStreetSegment(intersection_id, i));</text:p>
      <text:p text:style-name="P4"><text:s text:c="20"/>intersection_database.insert(make_pair(intersection_id, new_vector));</text:p>
      <text:p text:style-name="P4"/>
      <text:p text:style-name="P4"><text:s text:c="16"/>}</text:p>
      <text:p text:style-name="P4"><text:s text:c="12"/>}</text:p>
      <text:p text:style-name="P4"><text:s text:c="8"/>}</text:p>
      <text:p text:style-name="P4"><text:s text:c="4"/>}</text:p>
      <text:p text:style-name="P4"><text:s text:c="4"/>return intersection-&gt;second;</text:p>
      <text:p text:style-name="P4"/>
      <text:p text:style-name="P4"/>
      <text:p text:style-name="P4"/>
      <text:p text:style-name="P4"><text:soft-page-break/></text:p>
      <text:p text:style-name="P4">vector&lt;unsigned&gt; street_id;</text:p>
      <text:p text:style-name="P4">for(unsigned i=0; i &lt; getIntersectionStreetSegmentCount(intersection_id);i++){</text:p>
      <text:p text:style-name="P4"><text:s text:c="4"/>street_id.push_back(getIntersectionStreetSegment(intersection_id, i));</text:p>
      <text:p text:style-name="P4">}</text:p>
      <text:p text:style-name="P4">return street_id;</text:p>
      <text:p text:style-name="P4">*/</text:p>
      <text:p text:style-name="P4"><text:s text:c="4"/>return segment_database[intersection_id];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15:45:38.867896197</meta:creation-date>
    <dc:date>2016-01-30T20:38:24.613129150</dc:date>
    <meta:editing-duration>PT2H15M19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3" meta:paragraph-count="90" meta:word-count="298" meta:character-count="4207" meta:non-whitespace-character-count="3125"/>
  </office:meta>
</office:document-meta>
</file>